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8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Type nummer</text:p>
          </table:table-cell>
          <table:table-cell table:style-name="Default" office:value-type="string">
            <text:p>Beschrijving</text:p>
          </table:table-cell>
          <table:table-cell office:value-type="string">
            <text:p>Comment</text:p>
          </table:table-cell>
          <table:table-cell office:value-type="string">
            <text:p>Prijs</text:p>
          </table:table-cell>
          <table:table-cell office:value-type="string">
            <text:p>Aantal</text:p>
          </table:table-cell>
          <table:table-cell office:value-type="string">
            <text:p>Totale prijs</text:p>
          </table:table-cell>
        </table:table-row>
        <table:table-row table:style-name="ro1">
          <table:table-cell table:style-name="ce1" office:value-type="string">
            <text:p>Podia</text:p>
          </table:table-cell>
          <table:table-cell table:style-name="ce1" table:number-columns-repeated="4"/>
          <table:table-cell table:style-name="ce1" table:formula="of:=SUM([.F3:.F4])" office:value-type="float" office:value="16000">
            <text:p>16000</text:p>
          </table:table-cell>
        </table:table-row>
        <table:table-row table:style-name="ro1">
          <table:table-cell table:style-name="Default" office:value-type="string">
            <text:p>GZ</text:p>
          </table:table-cell>
          <table:table-cell table:style-name="Default" office:value-type="string">
            <text:p>Podium Grote zaal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formula="of:=([.D3]*[.E3])" office:value-type="float" office:value="10000">
            <text:p>10000</text:p>
          </table:table-cell>
        </table:table-row>
        <table:table-row table:style-name="ro1">
          <table:table-cell table:style-name="Default" office:value-type="string">
            <text:p>KZ</text:p>
          </table:table-cell>
          <table:table-cell table:style-name="Default" office:value-type="string">
            <text:p>Podium Kleine zaal</text:p>
          </table:table-cell>
          <table:table-cell/>
          <table:table-cell office:value-type="float" office:value="6000">
            <text:p>6000</text:p>
          </table:table-cell>
          <table:table-cell office:value-type="float" office:value="1">
            <text:p>1</text:p>
          </table:table-cell>
          <table:table-cell table:formula="of:=([.D4]*[.E4])" office:value-type="float" office:value="6000">
            <text:p>6000</text:p>
          </table:table-cell>
        </table:table-row>
        <table:table-row table:style-name="ro1">
          <table:table-cell table:style-name="ce1" office:value-type="string">
            <text:p>Geluid</text:p>
          </table:table-cell>
          <table:table-cell table:style-name="ce1" table:number-columns-repeated="4"/>
          <table:table-cell table:style-name="ce1" table:formula="of:=SUM([.F7:.F58])" office:value-type="float" office:value="11206.5">
            <text:p>11206.5</text:p>
          </table:table-cell>
        </table:table-row>
        <table:table-row table:style-name="ro1">
          <table:table-cell table:style-name="ce2" office:value-type="string">
            <text:p>Speaker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LA0192 </text:p>
          </table:table-cell>
          <table:table-cell office:value-type="string">
            <text:p>L-Acoustics - K2 </text:p>
          </table:table-cell>
          <table:table-cell/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table:formula="of:=([.D7]*[.E7])" office:value-type="float" office:value="1980">
            <text:p>1980</text:p>
          </table:table-cell>
        </table:table-row>
        <table:table-row table:style-name="ro1">
          <table:table-cell office:value-type="string">
            <text:p>GELA0204 </text:p>
          </table:table-cell>
          <table:table-cell office:value-type="string">
            <text:p>L-Acoustics - K3 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formula="of:=([.D8]*[.E8])" office:value-type="float" office:value="1140">
            <text:p>1140</text:p>
          </table:table-cell>
        </table:table-row>
        <table:table-row table:style-name="ro1">
          <table:table-cell office:value-type="string">
            <text:p>GELA0221 </text:p>
          </table:table-cell>
          <table:table-cell office:value-type="string">
            <text:p>L-Acoustics - KS28, subwoofer </text:p>
          </table:table-cell>
          <table:table-cell/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formula="of:=([.D9]*[.E9])" office:value-type="float" office:value="800">
            <text:p>800</text:p>
          </table:table-cell>
        </table:table-row>
        <table:table-row table:style-name="ro1">
          <table:table-cell office:value-type="string">
            <text:p>GELA0218 </text:p>
          </table:table-cell>
          <table:table-cell office:value-type="string">
            <text:p>L-Acoustics - KS21, subwoofer </text:p>
          </table:table-cell>
          <table:table-cell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formula="of:=([.D10]*[.E10])" office:value-type="float" office:value="222">
            <text:p>222</text:p>
          </table:table-cell>
        </table:table-row>
        <table:table-row table:style-name="ro1">
          <table:table-cell office:value-type="string">
            <text:p>GELA0087 </text:p>
          </table:table-cell>
          <table:table-cell office:value-type="string">
            <text:p>L-Acoustics - X15 HiQ </text:p>
          </table:table-cell>
          <table:table-cell/>
          <table:table-cell office:value-type="float" office:value="47.5">
            <text:p>47.5</text:p>
          </table:table-cell>
          <table:table-cell office:value-type="float" office:value="12">
            <text:p>12</text:p>
          </table:table-cell>
          <table:table-cell table:formula="of:=([.D11]*[.E11])" office:value-type="float" office:value="570">
            <text:p>570</text:p>
          </table:table-cell>
        </table:table-row>
        <table:table-row table:style-name="ro1">
          <table:table-cell table:style-name="ce2" office:value-type="string">
            <text:p>Amplifier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LA0376 </text:p>
          </table:table-cell>
          <table:table-cell office:value-type="string">
            <text:p>L-Acoustics - LA 8/3 AES amprack, 32A CEE red KIT </text:p>
          </table:table-cell>
          <table:table-cell/>
          <table:table-cell office:value-type="float" office:value="270">
            <text:p>270</text:p>
          </table:table-cell>
          <table:table-cell office:value-type="float" office:value="8">
            <text:p>8</text:p>
          </table:table-cell>
          <table:table-cell table:formula="of:=([.D13]*[.E13])" office:value-type="float" office:value="2160">
            <text:p>2160</text:p>
          </table:table-cell>
        </table:table-row>
        <table:table-row table:style-name="ro1">
          <table:table-cell office:value-type="string">
            <text:p>GELA0358 </text:p>
          </table:table-cell>
          <table:table-cell office:value-type="string">
            <text:p>L-Acoustics - LA 12X/3 AES amprack, 32A CEE red KIT </text:p>
          </table:table-cell>
          <table:table-cell/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table:formula="of:=([.D14]*[.E14])" office:value-type="float" office:value="425">
            <text:p>425</text:p>
          </table:table-cell>
        </table:table-row>
        <table:table-row table:style-name="ro1">
          <table:table-cell office:value-type="string">
            <text:p>GELA0354 </text:p>
          </table:table-cell>
          <table:table-cell office:value-type="string">
            <text:p>L-Acoustics - LA 12X/1 AES amprack KIT </text:p>
          </table:table-cell>
          <table:table-cell/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formula="of:=([.D15]*[.E15])" office:value-type="float" office:value="145">
            <text:p>145</text:p>
          </table:table-cell>
        </table:table-row>
        <table:table-row table:style-name="ro1">
          <table:table-cell table:style-name="ce2" office:value-type="string">
            <text:p>Console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TA0360 </text:p>
          </table:table-cell>
          <table:table-cell office:value-type="string">
            <text:p>Allen &amp; Heath - DLIVE S7000 Console KIT </text:p>
          </table:table-cell>
          <table:table-cell/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formula="of:=([.D17]*[.E17])" office:value-type="float" office:value="450">
            <text:p>450</text:p>
          </table:table-cell>
        </table:table-row>
        <table:table-row table:style-name="ro1">
          <table:table-cell office:value-type="string">
            <text:p>GETA0358 </text:p>
          </table:table-cell>
          <table:table-cell office:value-type="string">
            <text:p>Allen &amp; Heath - DLIVE S5000 Console KIT </text:p>
          </table:table-cell>
          <table:table-cell/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table:formula="of:=([.D18]*[.E18])" office:value-type="float" office:value="850">
            <text:p>850</text:p>
          </table:table-cell>
        </table:table-row>
        <table:table-row table:style-name="ro1">
          <table:table-cell office:value-type="string">
            <text:p>GETA0368 </text:p>
          </table:table-cell>
          <table:table-cell office:value-type="string">
            <text:p>Allen &amp; Heath - SQ5 Digital Console KIT 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([.D19]*[.E19])" office:value-type="float" office:value="100">
            <text:p>100</text:p>
          </table:table-cell>
        </table:table-row>
        <table:table-row table:style-name="ro1">
          <table:table-cell office:value-type="string">
            <text:p>GETA0364 </text:p>
          </table:table-cell>
          <table:table-cell office:value-type="string">
            <text:p>Allen &amp; Heath - DLIVE DM64 Digital I/O 64in/32out Rack KIT </text:p>
          </table:table-cell>
          <table:table-cell/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table:formula="of:=([.D20]*[.E20])" office:value-type="float" office:value="700">
            <text:p>700</text:p>
          </table:table-cell>
        </table:table-row>
        <table:table-row table:style-name="ro1">
          <table:table-cell table:style-name="ce2" office:value-type="string">
            <text:p>Microphone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MI0003 </text:p>
          </table:table-cell>
          <table:table-cell office:value-type="string">
            <text:p>Shure - beta 52A Supercardioid Dynamic Microphone 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([.D22]*[.E22])" office:value-type="float" office:value="14">
            <text:p>14</text:p>
          </table:table-cell>
        </table:table-row>
        <table:table-row table:style-name="ro1">
          <table:table-cell office:value-type="string">
            <text:p>GEMI0009 </text:p>
          </table:table-cell>
          <table:table-cell office:value-type="string">
            <text:p>Shure - SM 57 LC Cardioid Dyamic Microphone 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([.D23]*[.E23])" office:value-type="float" office:value="126">
            <text:p>126</text:p>
          </table:table-cell>
        </table:table-row>
        <table:table-row table:style-name="ro1">
          <table:table-cell office:value-type="string">
            <text:p>GEMI0005 </text:p>
          </table:table-cell>
          <table:table-cell office:value-type="string">
            <text:p>Shure - SM 58 Cardioid Dynamic Microphone 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D24]*[.E24])" office:value-type="float" office:value="70">
            <text:p>70</text:p>
          </table:table-cell>
        </table:table-row>
        <table:table-row table:style-name="ro1">
          <table:table-cell office:value-type="string">
            <text:p>GEMI0018 </text:p>
          </table:table-cell>
          <table:table-cell office:value-type="string">
            <text:p>Shure - beta 58A Supercardioid Dynamic Microphone </text:p>
          </table:table-cell>
          <table:table-cell/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 table:formula="of:=([.D25]*[.E25])" office:value-type="float" office:value="15">
            <text:p>15</text:p>
          </table:table-cell>
        </table:table-row>
        <table:table-row table:style-name="ro1">
          <table:table-cell office:value-type="string">
            <text:p>GEMI0134 </text:p>
          </table:table-cell>
          <table:table-cell office:value-type="string">
            <text:p>Sennheiser - e604 Cardioid Dynamic Microphone [Drums] 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([.D26]*[.E26])" office:value-type="float" office:value="84">
            <text:p>84</text:p>
          </table:table-cell>
        </table:table-row>
        <table:table-row table:style-name="ro1">
          <table:table-cell office:value-type="string">
            <text:p>GEMI0147 </text:p>
          </table:table-cell>
          <table:table-cell office:value-type="string">
            <text:p>Sennheiser - MD421-II Cardioid Dynamic Microphone </text:p>
          </table:table-cell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([.D27]*[.E27])" office:value-type="float" office:value="28">
            <text:p>28</text:p>
          </table:table-cell>
        </table:table-row>
        <table:table-row table:style-name="ro1">
          <table:table-cell office:value-type="string">
            <text:p>GEMI0403 </text:p>
          </table:table-cell>
          <table:table-cell office:value-type="string">
            <text:p>Neumann - KM184MT Cardiod condenser Microphone 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([.D28]*[.E28])" office:value-type="float" office:value="60">
            <text:p>60</text:p>
          </table:table-cell>
        </table:table-row>
        <table:table-row table:style-name="ro1">
          <table:table-cell office:value-type="string">
            <text:p>GEMI0276 </text:p>
          </table:table-cell>
          <table:table-cell office:value-type="string">
            <text:p>AKG - C414 XLS Multi-Pattern Condenser Microphone 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([.D29]*[.E29])" office:value-type="float" office:value="50">
            <text:p>50</text:p>
          </table:table-cell>
        </table:table-row>
        <table:table-row table:style-name="ro1">
          <table:table-cell office:value-type="string">
            <text:p>GEMI0802 </text:p>
          </table:table-cell>
          <table:table-cell office:value-type="string">
            <text:p>BSS - AR133, Active DI box </text:p>
          </table:table-cell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([.D30]*[.E30])" office:value-type="float" office:value="60">
            <text:p>60</text:p>
          </table:table-cell>
        </table:table-row>
        <table:table-row table:style-name="ro1">
          <table:table-cell office:value-type="string">
            <text:p>GEWL0612 </text:p>
          </table:table-cell>
          <table:table-cell office:value-type="string">
            <text:p>Shure - ULXD 4D, Dual Receiver, G51 </text:p>
          </table:table-cell>
          <table:table-cell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([.D31]*[.E31])" office:value-type="float" office:value="65">
            <text:p>65</text:p>
          </table:table-cell>
        </table:table-row>
        <table:table-row table:style-name="ro1">
          <table:table-cell office:value-type="string">
            <text:p>GEWL0604 </text:p>
          </table:table-cell>
          <table:table-cell office:value-type="string">
            <text:p>Shure - ULXD D2, handheld transmitter, G51 (no head) 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([.D32]*[.E32])" office:value-type="float" office:value="40">
            <text:p>40</text:p>
          </table:table-cell>
        </table:table-row>
        <table:table-row table:style-name="ro1">
          <table:table-cell office:value-type="string">
            <text:p>GEMI1712 </text:p>
          </table:table-cell>
          <table:table-cell office:value-type="string">
            <text:p>Shure - SM 58, Head 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([.D33]*[.E33])" office:value-type="float" office:value="10">
            <text:p>10</text:p>
          </table:table-cell>
        </table:table-row>
        <table:table-row table:style-name="ro1">
          <table:table-cell office:value-type="string">
            <text:p>GEST0107 </text:p>
          </table:table-cell>
          <table:table-cell office:value-type="string">
            <text:p>K&amp;M - 260, Mic stand Ø250mm /high adj. /NO boom [bl] [2 pcs] 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D34]*[.E34])" office:value-type="float" office:value="6">
            <text:p>6</text:p>
          </table:table-cell>
        </table:table-row>
        <table:table-row table:style-name="ro1">
          <table:table-cell office:value-type="string">
            <text:p>GEST0101 </text:p>
          </table:table-cell>
          <table:table-cell office:value-type="string">
            <text:p>K&amp;M - case microphone stands 12x K&amp;M large/boom 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([.D35]*[.E35])" office:value-type="float" office:value="70">
            <text:p>70</text:p>
          </table:table-cell>
        </table:table-row>
        <table:table-row table:style-name="ro1">
          <table:table-cell office:value-type="string">
            <text:p>GEST0105 </text:p>
          </table:table-cell>
          <table:table-cell office:value-type="string">
            <text:p>K&amp;M - case microphone stands 12x K&amp;M low/boom </text:p>
          </table:table-cell>
          <table:table-cell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table:formula="of:=([.D36]*[.E36])" office:value-type="float" office:value="70">
            <text:p>70</text:p>
          </table:table-cell>
        </table:table-row>
        <table:table-row table:style-name="ro1">
          <table:table-cell table:style-name="ce2" office:value-type="string">
            <text:p>Rigging</text:p>
          </table:table-cell>
          <table:table-cell table:style-name="ce2" table:number-columns-repeated="5"/>
        </table:table-row>
        <table:table-row table:style-name="ro1">
          <table:table-cell office:value-type="string">
            <text:p>GELA0775 </text:p>
          </table:table-cell>
          <table:table-cell office:value-type="string">
            <text:p>L-Acoustics - K2 bumper KIT </text:p>
          </table:table-cell>
          <table:table-cell/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formula="of:=([.D38]*[.E38])" office:value-type="float" office:value="300">
            <text:p>300</text:p>
          </table:table-cell>
        </table:table-row>
        <table:table-row table:style-name="ro1">
          <table:table-cell office:value-type="string">
            <text:p>GELA0786 </text:p>
          </table:table-cell>
          <table:table-cell office:value-type="string">
            <text:p>L-Acoustics - K3 bumper KIT </text:p>
          </table:table-cell>
          <table:table-cell/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([.D39]*[.E39])" office:value-type="float" office:value="200">
            <text:p>200</text:p>
          </table:table-cell>
        </table:table-row>
        <table:table-row table:style-name="ro1">
          <table:table-cell table:style-name="ce2" office:value-type="string">
            <text:p>Cables</text:p>
          </table:table-cell>
          <table:table-cell table:style-name="ce2" table:number-columns-repeated="5"/>
        </table:table-row>
        <table:table-row table:style-name="ro1">
          <table:table-cell table:style-name="Default" office:value-type="string">
            <text:p>KAXL0205</text:p>
          </table:table-cell>
          <table:table-cell table:style-name="Default" office:value-type="string">
            <text:p>XLR cable 3 pins 5,0 m proplex</text:p>
          </table:table-cell>
          <table:table-cell/>
          <table:table-cell office:value-type="float" office:value="0.85">
            <text:p>0.85</text:p>
          </table:table-cell>
          <table:table-cell office:value-type="float" office:value="20">
            <text:p>20</text:p>
          </table:table-cell>
          <table:table-cell table:formula="of:=([.D41]*[.E41])" office:value-type="float" office:value="17">
            <text:p>17</text:p>
          </table:table-cell>
        </table:table-row>
        <table:table-row table:style-name="ro1">
          <table:table-cell office:value-type="string">
            <text:p>KAXL0207 </text:p>
          </table:table-cell>
          <table:table-cell office:value-type="string">
            <text:p>XLR cable 3 pins 7,5 m proplex </text:p>
          </table:table-cell>
          <table:table-cell/>
          <table:table-cell office:value-type="float" office:value="0.95">
            <text:p>0.95</text:p>
          </table:table-cell>
          <table:table-cell office:value-type="float" office:value="20">
            <text:p>20</text:p>
          </table:table-cell>
          <table:table-cell table:formula="of:=([.D42]*[.E42])" office:value-type="float" office:value="19">
            <text:p>19</text:p>
          </table:table-cell>
        </table:table-row>
        <table:table-row table:style-name="ro1">
          <table:table-cell office:value-type="string">
            <text:p>KAXL0207 </text:p>
          </table:table-cell>
          <table:table-cell office:value-type="string">
            <text:p>XLR cable 3 pins 10 m proplex 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([.D43]*[.E43])" office:value-type="float" office:value="20">
            <text:p>20</text:p>
          </table:table-cell>
        </table:table-row>
        <table:table-row table:style-name="ro1">
          <table:table-cell office:value-type="string">
            <text:p>KALK0115 </text:p>
          </table:table-cell>
          <table:table-cell office:value-type="string">
            <text:p>LK cable 37 pins 15,0 m </text:p>
          </table:table-cell>
          <table:table-cell/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 table:formula="of:=([.D44]*[.E44])" office:value-type="float" office:value="37.5">
            <text:p>37.5</text:p>
          </table:table-cell>
        </table:table-row>
        <table:table-row table:style-name="ro1">
          <table:table-cell office:value-type="string">
            <text:p>KALK0165 </text:p>
          </table:table-cell>
          <table:table-cell office:value-type="string">
            <text:p>LK adaptor 37 pins [m] &gt; 12x XLR3 [m/f] </text:p>
          </table:table-cell>
          <table:table-cell/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table:formula="of:=([.D45]*[.E45])" office:value-type="float" office:value="22.5">
            <text:p>22.5</text:p>
          </table:table-cell>
        </table:table-row>
        <table:table-row table:style-name="ro1">
          <table:table-cell office:value-type="string">
            <text:p>KALK0170 </text:p>
          </table:table-cell>
          <table:table-cell office:value-type="string">
            <text:p>LK Spin 37 pins [f] &gt; 12x XLR3 [m] OUT-spin 0,5 m </text:p>
          </table:table-cell>
          <table:table-cell/>
          <table:table-cell office:value-type="float" office:value="7.5">
            <text:p>7.5</text:p>
          </table:table-cell>
          <table:table-cell office:value-type="float" office:value="3">
            <text:p>3</text:p>
          </table:table-cell>
          <table:table-cell table:formula="of:=([.D46]*[.E46])" office:value-type="float" office:value="22.5">
            <text:p>22.5</text:p>
          </table:table-cell>
        </table:table-row>
        <table:table-row table:style-name="ro1">
          <table:table-cell office:value-type="string">
            <text:p>KAET0335 </text:p>
          </table:table-cell>
          <table:table-cell office:value-type="string">
            <text:p>Ethercon / SFTP / Cat5E Eurocable 50,00 m reel 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([.D47]*[.E47])" office:value-type="float" office:value="14">
            <text:p>14</text:p>
          </table:table-cell>
        </table:table-row>
        <table:table-row table:style-name="ro1">
          <table:table-cell office:value-type="string">
            <text:p>KAXL0250 </text:p>
          </table:table-cell>
          <table:table-cell office:value-type="string">
            <text:p>XLR cable 3 pins 50,0 m proplex reel convertcon 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([.D48]*[.E48])" office:value-type="float" office:value="24">
            <text:p>24</text:p>
          </table:table-cell>
        </table:table-row>
        <table:table-row table:style-name="ro1">
          <table:table-cell office:value-type="string">
            <text:p>GEKA0620 </text:p>
          </table:table-cell>
          <table:table-cell office:value-type="string">
            <text:p>DO.7 (Cacom speaker cable 8p [m/f] 0,75 m) </text:p>
          </table:table-cell>
          <table:table-cell/>
          <table:table-cell office:value-type="float" office:value="3.5">
            <text:p>3.5</text:p>
          </table:table-cell>
          <table:table-cell office:value-type="float" office:value="12">
            <text:p>12</text:p>
          </table:table-cell>
          <table:table-cell table:formula="of:=([.D49]*[.E49])" office:value-type="float" office:value="42">
            <text:p>42</text:p>
          </table:table-cell>
        </table:table-row>
        <table:table-row table:style-name="ro1">
          <table:table-cell office:value-type="string">
            <text:p>GEKA0624 </text:p>
          </table:table-cell>
          <table:table-cell office:value-type="string">
            <text:p>DO5 (Cacom speaker cable 8p [m/f] 5,0 m) </text:p>
          </table:table-cell>
          <table:table-cell/>
          <table:table-cell table:number-columns-repeated="2" office:value-type="float" office:value="4">
            <text:p>4</text:p>
          </table:table-cell>
          <table:table-cell table:formula="of:=([.D50]*[.E50])" office:value-type="float" office:value="16">
            <text:p>16</text:p>
          </table:table-cell>
        </table:table-row>
        <table:table-row table:style-name="ro1">
          <table:table-cell office:value-type="string">
            <text:p>GEKA0627 </text:p>
          </table:table-cell>
          <table:table-cell office:value-type="string">
            <text:p>DO10 (Cacom speaker cable 8p [m/f] 10,0 m) </text:p>
          </table:table-cell>
          <table:table-cell/>
          <table:table-cell office:value-type="float" office:value="6.5">
            <text:p>6.5</text:p>
          </table:table-cell>
          <table:table-cell office:value-type="float" office:value="2">
            <text:p>2</text:p>
          </table:table-cell>
          <table:table-cell table:formula="of:=([.D51]*[.E51])" office:value-type="float" office:value="13">
            <text:p>13</text:p>
          </table:table-cell>
        </table:table-row>
        <table:table-row table:style-name="ro1">
          <table:table-cell office:value-type="string">
            <text:p>KANL40005 </text:p>
          </table:table-cell>
          <table:table-cell office:value-type="string">
            <text:p>SpeakON cable - NL4 0,5 m 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52]*[.E52])" office:value-type="float" office:value="24">
            <text:p>24</text:p>
          </table:table-cell>
        </table:table-row>
        <table:table-row table:style-name="ro1">
          <table:table-cell office:value-type="string">
            <text:p>KANL4005 </text:p>
          </table:table-cell>
          <table:table-cell office:value-type="string">
            <text:p>SpeakON cable - NL4 5,0 m </text:p>
          </table:table-cell>
          <table:table-cell/>
          <table:table-cell table:style-name="ce3" office:value-type="float" office:value="1.25">
            <text:p>1.25</text:p>
          </table:table-cell>
          <table:table-cell office:value-type="float" office:value="12">
            <text:p>12</text:p>
          </table:table-cell>
          <table:table-cell table:formula="of:=([.D53]*[.E53])" office:value-type="float" office:value="15">
            <text:p>15</text:p>
          </table:table-cell>
        </table:table-row>
        <table:table-row table:style-name="ro1">
          <table:table-cell office:value-type="string">
            <text:p>KANL4010 </text:p>
          </table:table-cell>
          <table:table-cell office:value-type="string">
            <text:p>SpeakON cable - NL4 10,0 m </text:p>
          </table:table-cell>
          <table:table-cell/>
          <table:table-cell office:value-type="float" office:value="1.75">
            <text:p>1.75</text:p>
          </table:table-cell>
          <table:table-cell office:value-type="float" office:value="8">
            <text:p>8</text:p>
          </table:table-cell>
          <table:table-cell table:formula="of:=([.D54]*[.E54])" office:value-type="float" office:value="14">
            <text:p>14</text:p>
          </table:table-cell>
        </table:table-row>
        <table:table-row table:style-name="ro1">
          <table:table-cell office:value-type="string">
            <text:p>KANL4015 </text:p>
          </table:table-cell>
          <table:table-cell office:value-type="string">
            <text:p>SpeakON cable - NL4 15,0 m </text:p>
          </table:table-cell>
          <table:table-cell/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  <table:table-cell table:formula="of:=([.D55]*[.E55])" office:value-type="float" office:value="9">
            <text:p>9</text:p>
          </table:table-cell>
        </table:table-row>
        <table:table-row table:style-name="ro1">
          <table:table-cell office:value-type="string">
            <text:p>KANL4020 </text:p>
          </table:table-cell>
          <table:table-cell office:value-type="string">
            <text:p>SpeakON cable - NL4 20,0 m 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D56]*[.E56])" office:value-type="float" office:value="12">
            <text:p>12</text:p>
          </table:table-cell>
        </table:table-row>
        <table:table-row table:style-name="ro1">
          <table:table-cell office:value-type="string">
            <text:p>KAET0307 </text:p>
          </table:table-cell>
          <table:table-cell office:value-type="string">
            <text:p>Ethercon / SFTP / Cat5E Eurocable 1,25 m 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57]*[.E57])" office:value-type="float" office:value="5">
            <text:p>5</text:p>
          </table:table-cell>
        </table:table-row>
        <table:table-row table:style-name="ro1">
          <table:table-cell office:value-type="string">
            <text:p>KAET0340 </text:p>
          </table:table-cell>
          <table:table-cell office:value-type="string">
            <text:p>Ethercon / SFTP / Cat5E Eurocable 50,00 m reel 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([.D58]*[.E58])" office:value-type="float" office:value="70">
            <text:p>70</text:p>
          </table:table-cell>
        </table:table-row>
        <table:table-row table:style-name="ro1">
          <table:table-cell table:style-name="ce1" office:value-type="string">
            <text:p>Licht</text:p>
          </table:table-cell>
          <table:table-cell table:style-name="ce1" table:number-columns-repeated="4"/>
          <table:table-cell table:style-name="ce1" table:formula="of:=SUM([.F60:.F76])" office:value-type="float" office:value="6832">
            <text:p>6832</text:p>
          </table:table-cell>
        </table:table-row>
        <table:table-row table:style-name="ro1">
          <table:table-cell table:style-name="ce2" office:value-type="string">
            <text:p>Lampen</text:p>
          </table:table-cell>
          <table:table-cell table:style-name="ce2" table:number-columns-repeated="5"/>
        </table:table-row>
        <table:table-row table:style-name="ro1">
          <table:table-cell office:value-type="string">
            <text:p>LIFL0206 </text:p>
          </table:table-cell>
          <table:table-cell office:value-type="string">
            <text:p>Showtec - Public light 2600W 4-Light, 2x schuko black </text:p>
          </table:table-cell>
          <table:table-cell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D61]*[.E61])" office:value-type="float" office:value="255">
            <text:p>255</text:p>
          </table:table-cell>
        </table:table-row>
        <table:table-row table:style-name="ro1">
          <table:table-cell office:value-type="string">
            <text:p>INCL0525 </text:p>
          </table:table-cell>
          <table:table-cell office:value-type="string">
            <text:p>Clay Paky - Mythos² Spot </text:p>
          </table:table-cell>
          <table:table-cell/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formula="of:=([.D62]*[.E62])" office:value-type="float" office:value="3200">
            <text:p>3200</text:p>
          </table:table-cell>
        </table:table-row>
        <table:table-row table:style-name="ro1">
          <table:table-cell office:value-type="string">
            <text:p>LIEF0090 </text:p>
          </table:table-cell>
          <table:table-cell office:value-type="string">
            <text:p>Martin - Atomic 3000 strobe 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D63]*[.E63])" office:value-type="float" office:value="250">
            <text:p>250</text:p>
          </table:table-cell>
        </table:table-row>
        <table:table-row table:style-name="ro1">
          <table:table-cell office:value-type="string">
            <text:p>INCL0617 </text:p>
          </table:table-cell>
          <table:table-cell office:value-type="string">
            <text:p>Robe - Robin 300 LED Wash </text:p>
          </table:table-cell>
          <table:table-cell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formula="of:=([.D64]*[.E64])" office:value-type="float" office:value="1750">
            <text:p>1750</text:p>
          </table:table-cell>
        </table:table-row>
        <table:table-row table:style-name="ro1">
          <table:table-cell table:style-name="Default" office:value-type="string">
            <text:p>DISO0010</text:p>
          </table:table-cell>
          <table:table-cell office:value-type="string">
            <text:p>ADB - Memorack 30 - 12x3kW/2x Soc419 /12x16A/32A, 63A CEE IN </text:p>
          </table:table-cell>
          <table:table-cell/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formula="of:=([.D65]*[.E65])" office:value-type="float" office:value="160">
            <text:p>160</text:p>
          </table:table-cell>
        </table:table-row>
        <table:table-row table:style-name="ro1">
          <table:table-cell table:style-name="ce2" office:value-type="string">
            <text:p>Console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COMA0812 </text:p>
          </table:table-cell>
          <table:table-cell office:value-type="string">
            <text:p>MA lighting - GrandMA-2 Light, console </text:p>
          </table:table-cell>
          <table:table-cell/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([.D67]*[.E67])" office:value-type="float" office:value="900">
            <text:p>900</text:p>
          </table:table-cell>
        </table:table-row>
        <table:table-row table:style-name="ro1">
          <table:table-cell office:value-type="string">
            <text:p>COMA0803 </text:p>
          </table:table-cell>
          <table:table-cell office:value-type="string">
            <text:p>MA lighting - GrandMA-3 8 port node 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([.D68]*[.E68])" office:value-type="float" office:value="90">
            <text:p>90</text:p>
          </table:table-cell>
        </table:table-row>
        <table:table-row table:style-name="ro1">
          <table:table-cell office:value-type="string">
            <text:p>COMA0815 </text:p>
          </table:table-cell>
          <table:table-cell office:value-type="string">
            <text:p>MA lighting - GrandMA-2 4 port node</text:p>
          </table:table-cell>
          <table:table-cell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([.D69]*[.E69])" office:value-type="float" office:value="75">
            <text:p>75</text:p>
          </table:table-cell>
        </table:table-row>
        <table:table-row table:style-name="ro1">
          <table:table-cell office:value-type="string">
            <text:p>KAET0340 </text:p>
          </table:table-cell>
          <table:table-cell office:value-type="string">
            <text:p>Ethercon / SFTP / Cat5E Eurocable 50,00 m reel 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([.D70]*[.E70])" office:value-type="float" office:value="14">
            <text:p>14</text:p>
          </table:table-cell>
        </table:table-row>
        <table:table-row table:style-name="ro1">
          <table:table-cell table:style-name="ce2" office:value-type="string">
            <text:p>Kabels</text:p>
          </table:table-cell>
          <table:table-cell table:style-name="ce2" table:number-columns-repeated="5"/>
        </table:table-row>
        <table:table-row table:style-name="ro1">
          <table:table-cell office:value-type="string">
            <text:p>KAXL0503 </text:p>
          </table:table-cell>
          <table:table-cell office:value-type="string">
            <text:p>XLR cable 5 pins 2,5 m proplex </text:p>
          </table:table-cell>
          <table:table-cell/>
          <table:table-cell office:value-type="float" office:value="0.75">
            <text:p>0.75</text:p>
          </table:table-cell>
          <table:table-cell office:value-type="float" office:value="80">
            <text:p>80</text:p>
          </table:table-cell>
          <table:table-cell table:formula="of:=([.D72]*[.E72])" office:value-type="float" office:value="60">
            <text:p>60</text:p>
          </table:table-cell>
        </table:table-row>
        <table:table-row table:style-name="ro1">
          <table:table-cell office:value-type="string">
            <text:p>KAXL0509 </text:p>
          </table:table-cell>
          <table:table-cell office:value-type="string">
            <text:p>XLR cable 5 pins 5,0 m proplex </text:p>
          </table:table-cell>
          <table:table-cell/>
          <table:table-cell office:value-type="float" office:value="0.85">
            <text:p>0.85</text:p>
          </table:table-cell>
          <table:table-cell office:value-type="float" office:value="30">
            <text:p>30</text:p>
          </table:table-cell>
          <table:table-cell table:formula="of:=([.D73]*[.E73])" office:value-type="float" office:value="25.5">
            <text:p>25.5</text:p>
          </table:table-cell>
        </table:table-row>
        <table:table-row table:style-name="ro1">
          <table:table-cell office:value-type="string">
            <text:p>KAXL0510 </text:p>
          </table:table-cell>
          <table:table-cell office:value-type="string">
            <text:p>XLR cable 5 pins 10,0 m proplex </text:p>
          </table:table-cell>
          <table:table-cell/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table:formula="of:=([.D74]*[.E74])" office:value-type="float" office:value="15">
            <text:p>15</text:p>
          </table:table-cell>
        </table:table-row>
        <table:table-row table:style-name="ro1">
          <table:table-cell office:value-type="string">
            <text:p>KAXL0515 </text:p>
          </table:table-cell>
          <table:table-cell office:value-type="string">
            <text:p>XLR cable 5 pins 15,0 m proplex </text:p>
          </table:table-cell>
          <table:table-cell/>
          <table:table-cell office:value-type="float" office:value="1.75">
            <text:p>1.75</text:p>
          </table:table-cell>
          <table:table-cell office:value-type="float" office:value="10">
            <text:p>10</text:p>
          </table:table-cell>
          <table:table-cell table:formula="of:=([.D75]*[.E75])" office:value-type="float" office:value="17.5">
            <text:p>17.5</text:p>
          </table:table-cell>
        </table:table-row>
        <table:table-row table:style-name="ro1">
          <table:table-cell office:value-type="string">
            <text:p>KAXL0525 </text:p>
          </table:table-cell>
          <table:table-cell office:value-type="string">
            <text:p>XLR cable 5 pins 25,0 m proplex 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[.D76]*[.E76])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Video</text:p>
          </table:table-cell>
          <table:table-cell table:style-name="ce1" table:number-columns-repeated="4"/>
          <table:table-cell table:style-name="ce1" table:formula="of:=SUM([.F78:.F83])" office:value-type="float" office:value="365">
            <text:p>365</text:p>
          </table:table-cell>
        </table:table-row>
        <table:table-row table:style-name="ro1">
          <table:table-cell table:style-name="Default" office:value-type="string">
            <text:p>VISC0317 </text:p>
          </table:table-cell>
          <table:table-cell table:style-name="Default" office:value-type="string">
            <text:p>Stumpf - 16:9 Monoblox64 630x363 (610x343)cm front&amp;rear KIT </text:p>
          </table:table-cell>
          <table:table-cell office:value-type="string">
            <text:p>Scherm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([.D78]*[.E78])" office:value-type="float" office:value="250">
            <text:p>250</text:p>
          </table:table-cell>
        </table:table-row>
        <table:table-row table:style-name="ro1">
          <table:table-cell office:value-type="string">
            <text:p>VIPR0491 </text:p>
          </table:table-cell>
          <table:table-cell office:value-type="string">
            <text:p>Epson - ELPLM10 Lens for L1505/L1755 (2.42 - 3.71:1) </text:p>
          </table:table-cell>
          <table:table-cell office:value-type="string">
            <text:p>Beamer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([.D79]*[.E79])" office:value-type="float" office:value="85">
            <text:p>85</text:p>
          </table:table-cell>
        </table:table-row>
        <table:table-row table:style-name="ro1">
          <table:table-cell office:value-type="string">
            <text:p>VIVI0119 </text:p>
          </table:table-cell>
          <table:table-cell office:value-type="string">
            <text:p>Kramer - TP-580TXR HDMI over HDBaseT Transmitter </text:p>
          </table:table-cell>
          <table:table-cell office:value-type="string">
            <text:p>Transmitt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D80]*[.E80])" office:value-type="float" office:value="10">
            <text:p>10</text:p>
          </table:table-cell>
        </table:table-row>
        <table:table-row table:style-name="ro1">
          <table:table-cell office:value-type="string">
            <text:p>VIVI0120</text:p>
          </table:table-cell>
          <table:table-cell office:value-type="string">
            <text:p>Kramer – TP-580RXR HDMI over HDBaseT Receiver</text:p>
          </table:table-cell>
          <table:table-cell office:value-type="string">
            <text:p>Receiv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([.D81]*[.E81])" office:value-type="float" office:value="10">
            <text:p>10</text:p>
          </table:table-cell>
        </table:table-row>
        <table:table-row table:style-name="ro1">
          <table:table-cell office:value-type="string">
            <text:p>KAET0555 </text:p>
          </table:table-cell>
          <table:table-cell office:value-type="string">
            <text:p>RJ45 / SFTP / Cat5E 50,0 m reel </text:p>
          </table:table-cell>
          <table:table-cell office:value-type="string">
            <text:p>Etherne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D82]*[.E82])" office:value-type="float" office:value="5">
            <text:p>5</text:p>
          </table:table-cell>
        </table:table-row>
        <table:table-row table:style-name="ro1">
          <table:table-cell office:value-type="string">
            <text:p>KADV0003 </text:p>
          </table:table-cell>
          <table:table-cell office:value-type="string">
            <text:p>Kramer - C-HM/HM/PRO-6, HDMI cable 1.8 m 4k60 (4:4:4) </text:p>
          </table:table-cell>
          <table:table-cell office:value-type="string">
            <text:p>HDMI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f:=([.D83]*[.E83])"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Network</text:p>
          </table:table-cell>
          <table:table-cell table:style-name="ce1" table:number-columns-repeated="4"/>
          <table:table-cell table:style-name="ce1" table:formula="of:=SUM([.F85:.F88])" office:value-type="float" office:value="229">
            <text:p>229</text:p>
          </table:table-cell>
        </table:table-row>
        <table:table-row table:style-name="ro1">
          <table:table-cell table:style-name="Default" office:value-type="string">
            <text:p>COET0309</text:p>
          </table:table-cell>
          <table:table-cell office:value-type="string">
            <text:p>HP - Procurve Switch 2915 (POE) 8x 1Gbit (+2x dual p.port) 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([.D85]*[.E85])" office:value-type="float" office:value="100">
            <text:p>100</text:p>
          </table:table-cell>
        </table:table-row>
        <table:table-row table:style-name="ro1">
          <table:table-cell office:value-type="string">
            <text:p>COET0329 </text:p>
          </table:table-cell>
          <table:table-cell office:value-type="string">
            <text:p>Ubiquiti - Nanobeam 5AC-19 5Ghz Wireless AC Bridge KIT </text:p>
          </table:table-cell>
          <table:table-cell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([.D86]*[.E86])" office:value-type="float" office:value="100">
            <text:p>100</text:p>
          </table:table-cell>
        </table:table-row>
        <table:table-row table:style-name="ro1">
          <table:table-cell office:value-type="string">
            <text:p>KAET0540 </text:p>
          </table:table-cell>
          <table:table-cell office:value-type="string">
            <text:p>RJ45 / SFTP / Cat5E 20,0 m </text:p>
          </table:table-cell>
          <table:table-cell/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  <table:table-cell table:formula="of:=([.D87]*[.E87])" office:value-type="float" office:value="9">
            <text:p>9</text:p>
          </table:table-cell>
        </table:table-row>
        <table:table-row table:style-name="ro1">
          <table:table-cell office:value-type="string">
            <text:p>KAET0555 </text:p>
          </table:table-cell>
          <table:table-cell office:value-type="string">
            <text:p>RJ45 / SFTP / Cat5E 50,0 m reel 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D88]*[.E88])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Power</text:p>
          </table:table-cell>
          <table:table-cell table:style-name="ce1" table:number-columns-repeated="4"/>
          <table:table-cell table:style-name="ce1" table:formula="of:=SUM([.F90:.F99])" office:value-type="float" office:value="422.5">
            <text:p>422.5</text:p>
          </table:table-cell>
        </table:table-row>
        <table:table-row table:style-name="ro1">
          <table:table-cell office:value-type="string">
            <text:p>KADI0010 </text:p>
          </table:table-cell>
          <table:table-cell office:value-type="string">
            <text:p>PSU 63A CEE red &gt; 16x C16 &gt; 2x H16/8ch (0,03A),PIN 1-9 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([.D90]*[.E90])" office:value-type="float" office:value="25">
            <text:p>25</text:p>
          </table:table-cell>
        </table:table-row>
        <table:table-row table:style-name="ro1">
          <table:table-cell office:value-type="string">
            <text:p>KADI0715 </text:p>
          </table:table-cell>
          <table:table-cell office:value-type="string">
            <text:p>PSU 125A CEE red &gt; 6x 32A red / 7x 16A schuko (Connex) 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([.D91]*[.E91])" office:value-type="float" office:value="50">
            <text:p>50</text:p>
          </table:table-cell>
        </table:table-row>
        <table:table-row table:style-name="ro1">
          <table:table-cell office:value-type="string">
            <text:p>KADI0475 </text:p>
          </table:table-cell>
          <table:table-cell office:value-type="string">
            <text:p>PSU 32A CEE red &gt; 2x 16A CEE red / 6x Schuko / 1x Aux 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([.D91]*[.E91])" office:value-type="float" office:value="50">
            <text:p>50</text:p>
          </table:table-cell>
        </table:table-row>
        <table:table-row table:style-name="ro1">
          <table:table-cell office:value-type="string">
            <text:p>KAKR0625 </text:p>
          </table:table-cell>
          <table:table-cell office:value-type="string">
            <text:p>Three phase cable 63A CEE red 25,0 m [5x 16mm²] 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([.D93]*[.E93])" office:value-type="float" office:value="30">
            <text:p>30</text:p>
          </table:table-cell>
        </table:table-row>
        <table:table-row table:style-name="ro1">
          <table:table-cell office:value-type="string">
            <text:p>KAKR0320 </text:p>
          </table:table-cell>
          <table:table-cell office:value-type="string">
            <text:p>Single phase cable 32A CEE blue 20,0 m </text:p>
          </table:table-cell>
          <table:table-cell/>
          <table:table-cell office:value-type="float" office:value="2.25">
            <text:p>2.25</text:p>
          </table:table-cell>
          <table:table-cell office:value-type="float" office:value="10">
            <text:p>10</text:p>
          </table:table-cell>
          <table:table-cell table:formula="of:=([.D94]*[.E94])" office:value-type="float" office:value="22.5">
            <text:p>22.5</text:p>
          </table:table-cell>
        </table:table-row>
        <table:table-row table:style-name="ro1">
          <table:table-cell office:value-type="string">
            <text:p>KAKR0310 </text:p>
          </table:table-cell>
          <table:table-cell office:value-type="string">
            <text:p>Single phase cable 32A CEE blue 10,0 m </text:p>
          </table:table-cell>
          <table:table-cell/>
          <table:table-cell office:value-type="float" office:value="1.25">
            <text:p>1.25</text:p>
          </table:table-cell>
          <table:table-cell office:value-type="float" office:value="10">
            <text:p>10</text:p>
          </table:table-cell>
          <table:table-cell table:formula="of:=([.D95]*[.E95])" office:value-type="float" office:value="12.5">
            <text:p>12.5</text:p>
          </table:table-cell>
        </table:table-row>
        <table:table-row table:style-name="ro1">
          <table:table-cell office:value-type="string">
            <text:p>KASH0106 </text:p>
          </table:table-cell>
          <table:table-cell office:value-type="string">
            <text:p>Schuko case for 50x schuko cable 16A 2,5 m </text:p>
          </table:table-cell>
          <table:table-cell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([.D96]*[.E96])" office:value-type="float" office:value="45">
            <text:p>45</text:p>
          </table:table-cell>
        </table:table-row>
        <table:table-row table:style-name="ro1">
          <table:table-cell office:value-type="string">
            <text:p>KASH0116 </text:p>
          </table:table-cell>
          <table:table-cell office:value-type="string">
            <text:p>Schuko case for 50x schuko cable 16A 7,5 m </text:p>
          </table:table-cell>
          <table:table-cell/>
          <table:table-cell office:value-type="float" office:value="57.5">
            <text:p>57.5</text:p>
          </table:table-cell>
          <table:table-cell office:value-type="float" office:value="1">
            <text:p>1</text:p>
          </table:table-cell>
          <table:table-cell table:formula="of:=([.D97]*[.E97])" office:value-type="float" office:value="57.5">
            <text:p>57.5</text:p>
          </table:table-cell>
        </table:table-row>
        <table:table-row table:style-name="ro1">
          <table:table-cell office:value-type="string">
            <text:p>KASH0234 </text:p>
          </table:table-cell>
          <table:table-cell office:value-type="string">
            <text:p>Rent-All - Schuko case 16A mixed 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([.D98]*[.E98])" office:value-type="float" office:value="70">
            <text:p>70</text:p>
          </table:table-cell>
        </table:table-row>
        <table:table-row table:style-name="ro1">
          <table:table-cell office:value-type="string">
            <text:p>KASH0218 </text:p>
          </table:table-cell>
          <table:table-cell office:value-type="string">
            <text:p>Schuko Case for 50x Schuko 16A 4-way 2,5 m [black] 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([.D99]*[.E99])" office:value-type="float" office:value="60">
            <text:p>60</text:p>
          </table:table-cell>
        </table:table-row>
        <table:table-row table:style-name="ro1">
          <table:table-cell table:style-name="ce1" office:value-type="string">
            <text:p>Rigging</text:p>
          </table:table-cell>
          <table:table-cell table:style-name="ce1" table:number-columns-repeated="4"/>
          <table:table-cell table:style-name="ce1" table:formula="of:=SUM([.F101:.F114])" office:value-type="float" office:value="4558">
            <text:p>4558</text:p>
          </table:table-cell>
        </table:table-row>
        <table:table-row table:style-name="ro1">
          <table:table-cell table:style-name="Default" office:value-type="string">
            <text:p>TRGR0400</text:p>
          </table:table-cell>
          <table:table-cell office:value-type="string">
            <text:p>Eurotruss - Groundsupport TD44 Base KIT </text:p>
          </table:table-cell>
          <table:table-cell/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([.D101]*[.E101])" office:value-type="float" office:value="800">
            <text:p>800</text:p>
          </table:table-cell>
        </table:table-row>
        <table:table-row table:style-name="ro1">
          <table:table-cell office:value-type="string">
            <text:p>TRGR0520 </text:p>
          </table:table-cell>
          <table:table-cell office:value-type="string">
            <text:p>Eurotruss - TD44 square silver 2,00m </text:p>
          </table:table-cell>
          <table:table-cell/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([.D102]*[.E102])" office:value-type="float" office:value="448">
            <text:p>448</text:p>
          </table:table-cell>
        </table:table-row>
        <table:table-row table:style-name="ro1">
          <table:table-cell office:value-type="string">
            <text:p>TRGR0530 </text:p>
          </table:table-cell>
          <table:table-cell office:value-type="string">
            <text:p>Eurotruss - TD44 square silver 3,00m </text:p>
          </table:table-cell>
          <table:table-cell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([.D103]*[.E103])" office:value-type="float" office:value="84">
            <text:p>84</text:p>
          </table:table-cell>
        </table:table-row>
        <table:table-row table:style-name="ro1">
          <table:table-cell office:value-type="string">
            <text:p>TRFE0200 </text:p>
          </table:table-cell>
          <table:table-cell table:style-name="Default" office:value-type="string">
            <text:p>Eurotruss - HD44 square silver 2,00m</text:p>
          </table:table-cell>
          <table:table-cell/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formula="of:=([.D104]*[.E104])" office:value-type="float" office:value="378">
            <text:p>378</text:p>
          </table:table-cell>
        </table:table-row>
        <table:table-row table:style-name="ro1">
          <table:table-cell office:value-type="string">
            <text:p>TRFE0150 </text:p>
          </table:table-cell>
          <table:table-cell office:value-type="string">
            <text:p>Eurotruss - HD44 square silver 1,50m </text:p>
          </table:table-cell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D105]*[.E105])" office:value-type="float" office:value="42">
            <text:p>42</text:p>
          </table:table-cell>
        </table:table-row>
        <table:table-row table:style-name="ro1">
          <table:table-cell office:value-type="string">
            <text:p>TRFE0300 </text:p>
          </table:table-cell>
          <table:table-cell office:value-type="string">
            <text:p>Eurotruss - HD44 square silver 3,00m </text:p>
          </table:table-cell>
          <table:table-cell/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([.D106]*[.E106])" office:value-type="float" office:value="637">
            <text:p>637</text:p>
          </table:table-cell>
        </table:table-row>
        <table:table-row table:style-name="ro1">
          <table:table-cell office:value-type="string">
            <text:p>TRFE0050 </text:p>
          </table:table-cell>
          <table:table-cell office:value-type="string">
            <text:p>Eurotruss - HD44 square silver 0,50m 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([.D107]*[.E107])" office:value-type="float" office:value="15">
            <text:p>15</text:p>
          </table:table-cell>
        </table:table-row>
        <table:table-row table:style-name="ro1">
          <table:table-cell office:value-type="string">
            <text:p>TRFE0608 </text:p>
          </table:table-cell>
          <table:table-cell office:value-type="string">
            <text:p>Eurotruss - HD44 square silver boxcorner KIT </text:p>
          </table:table-cell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formula="of:=([.D108]*[.E108])" office:value-type="float" office:value="50">
            <text:p>50</text:p>
          </table:table-cell>
        </table:table-row>
        <table:table-row table:style-name="ro1">
          <table:table-cell office:value-type="string">
            <text:p>TRFE0025 </text:p>
          </table:table-cell>
          <table:table-cell office:value-type="string">
            <text:p>Eurotruss - HD44 square silver 0,25m 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([.D109]*[.E109])" office:value-type="float" office:value="40">
            <text:p>40</text:p>
          </table:table-cell>
        </table:table-row>
        <table:table-row table:style-name="ro1">
          <table:table-cell office:value-type="string">
            <text:p>RITA0350 </text:p>
          </table:table-cell>
          <table:table-cell office:value-type="string">
            <text:p>Chain Master - 2000kg, D8, 4m/pm 24,0m double part </text:p>
          </table:table-cell>
          <table:table-cell/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table:formula="of:=([.D110]*[.E110])" office:value-type="float" office:value="1875">
            <text:p>1875</text:p>
          </table:table-cell>
        </table:table-row>
        <table:table-row table:style-name="ro1">
          <table:table-cell office:value-type="string">
            <text:p>RIKA0562 </text:p>
          </table:table-cell>
          <table:table-cell office:value-type="string">
            <text:p>Chain Master hoist controller D8, for 8x hoist, 32A CEE </text:p>
          </table:table-cell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([.D111]*[.E111])" office:value-type="float" office:value="90">
            <text:p>90</text:p>
          </table:table-cell>
        </table:table-row>
        <table:table-row table:style-name="ro1">
          <table:table-cell office:value-type="string">
            <text:p>KAHA0215 </text:p>
          </table:table-cell>
          <table:table-cell office:value-type="string">
            <text:p>Harting 16 pins (2,5mm²) 15,0 m 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([.D112]*[.E112])" office:value-type="float" office:value="40">
            <text:p>40</text:p>
          </table:table-cell>
        </table:table-row>
        <table:table-row table:style-name="ro1">
          <table:table-cell office:value-type="string">
            <text:p>KAHA0220 </text:p>
          </table:table-cell>
          <table:table-cell office:value-type="string">
            <text:p>Harting 16 pins (2,5mm²) 20,0 m 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([.D113]*[.E113])" office:value-type="float" office:value="35">
            <text:p>35</text:p>
          </table:table-cell>
        </table:table-row>
        <table:table-row table:style-name="ro1">
          <table:table-cell office:value-type="string">
            <text:p>KAHA0225 </text:p>
          </table:table-cell>
          <table:table-cell office:value-type="string">
            <text:p>Harting 16 pins (2,5mm²) 25,0 m 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([.D114]*[.E114])"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Overig</text:p>
          </table:table-cell>
          <table:table-cell table:style-name="ce1" table:number-columns-repeated="4"/>
          <table:table-cell table:style-name="ce1" table:formula="of:=SUM([.F116:.F117])" office:value-type="float" office:value="207">
            <text:p>207</text:p>
          </table:table-cell>
        </table:table-row>
        <table:table-row table:style-name="ro1">
          <table:table-cell office:value-type="string">
            <text:p>COAC0718 </text:p>
          </table:table-cell>
          <table:table-cell office:value-type="string">
            <text:p>Chair lighting/audio console (seat height 59-83cm) </text:p>
          </table:table-cell>
          <table:table-cell/>
          <table:table-cell office:value-type="float" office:value="17.5">
            <text:p>17.5</text:p>
          </table:table-cell>
          <table:table-cell office:value-type="float" office:value="6">
            <text:p>6</text:p>
          </table:table-cell>
          <table:table-cell table:formula="of:=([.D116]*[.E116])" office:value-type="float" office:value="105">
            <text:p>105</text:p>
          </table:table-cell>
        </table:table-row>
        <table:table-row table:style-name="ro1">
          <table:table-cell office:value-type="string">
            <text:p>VEDI0103 </text:p>
          </table:table-cell>
          <table:table-cell office:value-type="string">
            <text:p>Gaffa tape 50mm, 50 mtr [black] </text:p>
          </table:table-cell>
          <table:table-cell/>
          <table:table-cell office:value-type="float" office:value="12.75">
            <text:p>12.75</text:p>
          </table:table-cell>
          <table:table-cell office:value-type="float" office:value="8">
            <text:p>8</text:p>
          </table:table-cell>
          <table:table-cell table:formula="of:=([.D117]*[.E117])" office:value-type="float" office:value="102">
            <text:p>10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>
            <text:p>Totaal</text:p>
          </table:table-cell>
          <table:table-cell table:formula="of:=SUM([.F115];[.F100];[.F89];[.F84];[.F77];[.F59];[.F5];[.F2])" office:value-type="float" office:value="39820">
            <text:p>3982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3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01/10/2022</text:date>, <text:time>18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6M29S</meta:editing-duration>
    <meta:editing-cycles>7</meta:editing-cycles>
    <meta:generator>OpenOffice/4.1.9$Win32 OpenOffice.org_project/419m1$Build-9805</meta:generator>
    <dc:date>2022-01-10T18:37:33.53</dc:date>
    <meta:document-statistic meta:table-count="3" meta:cell-count="534" meta:object-count="0"/>
    <meta:user-defined meta:name="Info 1"/>
    <meta:user-defined meta:name="Info 2"/>
    <meta:user-defined meta:name="Info 3"/>
    <meta:user-defined meta:name="Info 4"/>
  </office:meta>
</office:document-meta>
</file>